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/>
    <style:style style:name="ce5" style:family="table-cell" style:parent-style-name="Default" style:data-style-name="N4"/>
    <style:style style:name="ce3" style:family="table-cell" style:parent-style-name="Default" style:data-style-name="N12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ute-Geographical-Coordenate" table:style-name="ta1">
        <table:shapes>
          <draw:frame draw:z-index="0" draw:style-name="gr1" draw:text-style-name="P1" svg:width="120.76mm" svg:height="89.99mm" svg:x="198.57mm" svg:y="7.41mm">
            <loext:p draw:notify-on-update-of-ranges="'Route-Geographical-Coordenate'.C1:'Route-Geographical-Coordenate'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0.84mm" svg:height="97.81mm" svg:x="86.01mm" svg:y="4.2mm">
            <loext:p draw:notify-on-update-of-ranges="'Route-Geographical-Coordenate'.A1:'Route-Geographical-Coordenate'.A23 'Route-Geographical-Coordenate'.B1:'Route-Geographical-Coordenate'.B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5"/>
        <table:table-row table:style-name="ro1">
          <table:table-cell table:style-name="ce1" office:value-type="float" office:value="-47.8987445430893" calcext:value-type="float">
            <text:p>-47,8987445430893</text:p>
          </table:table-cell>
          <table:table-cell table:style-name="ce1" office:value-type="float" office:value="-22.005874244178" calcext:value-type="float">
            <text:p>-22,0058742441780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table:style-name="ce1" office:value-type="float" office:value="-47.8985412462911" calcext:value-type="float">
            <text:p>-47,8985412462911</text:p>
          </table:table-cell>
          <table:table-cell table:style-name="ce1" office:value-type="float" office:value="-22.0058732514628" calcext:value-type="float">
            <text:p>-22,0058732514628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table:style-name="ce1" office:value-type="float" office:value="-47.8985300511246" calcext:value-type="float">
            <text:p>-47,8985300511246</text:p>
          </table:table-cell>
          <table:table-cell table:style-name="ce1" office:value-type="float" office:value="-22.0060477835716" calcext:value-type="float">
            <text:p>-22,0060477835716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table:style-name="ce1" office:value-type="float" office:value="-47.8987235549329" calcext:value-type="float">
            <text:p>-47,8987235549329</text:p>
          </table:table-cell>
          <table:table-cell table:style-name="ce1" office:value-type="float" office:value="-22.00605030422" calcext:value-type="float">
            <text:p>-22,0060503042200</text:p>
          </table:table-cell>
          <table:table-cell office:value-type="float" office:value="3" calcext:value-type="float">
            <text:p>3,00</text:p>
          </table:table-cell>
        </table:table-row>
        <table:table-row table:style-name="ro1">
          <table:table-cell table:style-name="ce1" office:value-type="float" office:value="-47.8985422001445" calcext:value-type="float">
            <text:p>-47,8985422001445</text:p>
          </table:table-cell>
          <table:table-cell table:style-name="ce1" office:value-type="float" office:value="-22.0059144001065" calcext:value-type="float">
            <text:p>-22,0059144001065</text:p>
          </table:table-cell>
          <table:table-cell office:value-type="float" office:value="2.83263157894737" calcext:value-type="float">
            <text:p>2,83</text:p>
          </table:table-cell>
        </table:table-row>
        <table:table-row table:style-name="ro1">
          <table:table-cell table:style-name="ce1" office:value-type="float" office:value="-47.8986210932131" calcext:value-type="float">
            <text:p>-47,8986210932131</text:p>
          </table:table-cell>
          <table:table-cell table:style-name="ce1" office:value-type="float" office:value="-22.0059092765133" calcext:value-type="float">
            <text:p>-22,0059092765133</text:p>
          </table:table-cell>
          <table:table-cell office:value-type="float" office:value="2.67526315789474" calcext:value-type="float">
            <text:p>2,68</text:p>
          </table:table-cell>
        </table:table-row>
        <table:table-row table:style-name="ro1">
          <table:table-cell table:style-name="ce1" office:value-type="float" office:value="-47.8986744672686" calcext:value-type="float">
            <text:p>-47,8986744672686</text:p>
          </table:table-cell>
          <table:table-cell table:style-name="ce1" office:value-type="float" office:value="-22.0058547697239" calcext:value-type="float">
            <text:p>-22,0058547697239</text:p>
          </table:table-cell>
          <table:table-cell office:value-type="float" office:value="2.5178947368421" calcext:value-type="float">
            <text:p>2,52</text:p>
          </table:table-cell>
        </table:table-row>
        <table:table-row table:style-name="ro1">
          <table:table-cell table:style-name="ce1" office:value-type="float" office:value="-47.8987247272643" calcext:value-type="float">
            <text:p>-47,8987247272643</text:p>
          </table:table-cell>
          <table:table-cell table:style-name="ce1" office:value-type="float" office:value="-22.005799445895" calcext:value-type="float">
            <text:p>-22,0057994458950</text:p>
          </table:table-cell>
          <table:table-cell office:value-type="float" office:value="2.36052631578947" calcext:value-type="float">
            <text:p>2,36</text:p>
          </table:table-cell>
        </table:table-row>
        <table:table-row table:style-name="ro1">
          <table:table-cell table:style-name="ce1" office:value-type="float" office:value="-47.898773939874" calcext:value-type="float">
            <text:p>-47,8987739398740</text:p>
          </table:table-cell>
          <table:table-cell table:style-name="ce1" office:value-type="float" office:value="-22.0057449283077" calcext:value-type="float">
            <text:p>-22,0057449283077</text:p>
          </table:table-cell>
          <table:table-cell office:value-type="float" office:value="2.20315789473684" calcext:value-type="float">
            <text:p>2,20</text:p>
          </table:table-cell>
        </table:table-row>
        <table:table-row table:style-name="ro1">
          <table:table-cell table:style-name="ce1" office:value-type="float" office:value="-47.8988238152145" calcext:value-type="float">
            <text:p>-47,8988238152145</text:p>
          </table:table-cell>
          <table:table-cell table:style-name="ce1" office:value-type="float" office:value="-22.0056925217056" calcext:value-type="float">
            <text:p>-22,0056925217056</text:p>
          </table:table-cell>
          <table:table-cell office:value-type="float" office:value="2.04578947368421" calcext:value-type="float">
            <text:p>2,05</text:p>
          </table:table-cell>
        </table:table-row>
        <table:table-row table:style-name="ro1">
          <table:table-cell table:style-name="ce1" office:value-type="float" office:value="-47.898871585125" calcext:value-type="float">
            <text:p>-47,8988715851250</text:p>
          </table:table-cell>
          <table:table-cell table:style-name="ce1" office:value-type="float" office:value="-22.005639964833" calcext:value-type="float">
            <text:p>-22,0056399648330</text:p>
          </table:table-cell>
          <table:table-cell office:value-type="float" office:value="1.88842105263158" calcext:value-type="float">
            <text:p>1,89</text:p>
          </table:table-cell>
        </table:table-row>
        <table:table-row table:style-name="ro1">
          <table:table-cell table:style-name="ce1" office:value-type="float" office:value="-47.898903186922" calcext:value-type="float">
            <text:p>-47,8989031869220</text:p>
          </table:table-cell>
          <table:table-cell table:style-name="ce1" office:value-type="float" office:value="-22.0055790099107" calcext:value-type="float">
            <text:p>-22,0055790099107</text:p>
          </table:table-cell>
          <table:table-cell office:value-type="float" office:value="1.73105263157895" calcext:value-type="float">
            <text:p>1,73</text:p>
          </table:table-cell>
        </table:table-row>
        <table:table-row table:style-name="ro1">
          <table:table-cell table:style-name="ce1" office:value-type="float" office:value="-47.8989174869871" calcext:value-type="float">
            <text:p>-47,8989174869871</text:p>
          </table:table-cell>
          <table:table-cell table:style-name="ce1" office:value-type="float" office:value="-22.0055137862271" calcext:value-type="float">
            <text:p>-22,0055137862271</text:p>
          </table:table-cell>
          <table:table-cell office:value-type="float" office:value="1.57368421052631" calcext:value-type="float">
            <text:p>1,57</text:p>
          </table:table-cell>
        </table:table-row>
        <table:table-row table:style-name="ro1">
          <table:table-cell table:style-name="ce1" office:value-type="float" office:value="-47.898913856501" calcext:value-type="float">
            <text:p>-47,8989138565010</text:p>
          </table:table-cell>
          <table:table-cell table:style-name="ce1" office:value-type="float" office:value="-22.0054483654823" calcext:value-type="float">
            <text:p>-22,0054483654823</text:p>
          </table:table-cell>
          <table:table-cell office:value-type="float" office:value="1.41631578947368" calcext:value-type="float">
            <text:p>1,42</text:p>
          </table:table-cell>
        </table:table-row>
        <table:table-row table:style-name="ro1">
          <table:table-cell table:style-name="ce1" office:value-type="float" office:value="-47.898893096748" calcext:value-type="float">
            <text:p>-47,8988930967480</text:p>
          </table:table-cell>
          <table:table-cell table:style-name="ce1" office:value-type="float" office:value="-22.0053868292742" calcext:value-type="float">
            <text:p>-22,0053868292742</text:p>
          </table:table-cell>
          <table:table-cell office:value-type="float" office:value="1.25894736842105" calcext:value-type="float">
            <text:p>1,26</text:p>
          </table:table-cell>
        </table:table-row>
        <table:table-row table:style-name="ro1">
          <table:table-cell table:style-name="ce1" office:value-type="float" office:value="-47.8988570127976" calcext:value-type="float">
            <text:p>-47,8988570127976</text:p>
          </table:table-cell>
          <table:table-cell table:style-name="ce1" office:value-type="float" office:value="-22.0053328965719" calcext:value-type="float">
            <text:p>-22,0053328965719</text:p>
          </table:table-cell>
          <table:table-cell office:value-type="float" office:value="1.10157894736842" calcext:value-type="float">
            <text:p>1,10</text:p>
          </table:table-cell>
        </table:table-row>
        <table:table-row table:style-name="ro1">
          <table:table-cell table:style-name="ce1" office:value-type="float" office:value="-47.898808318552" calcext:value-type="float">
            <text:p>-47,8988083185520</text:p>
          </table:table-cell>
          <table:table-cell table:style-name="ce1" office:value-type="float" office:value="-22.0052897023596" calcext:value-type="float">
            <text:p>-22,0052897023596</text:p>
          </table:table-cell>
          <table:table-cell office:value-type="float" office:value="0.944210526315788" calcext:value-type="float">
            <text:p>0,94</text:p>
          </table:table-cell>
        </table:table-row>
        <table:table-row table:style-name="ro1">
          <table:table-cell table:style-name="ce1" office:value-type="float" office:value="-47.8987504284315" calcext:value-type="float">
            <text:p>-47,8987504284315</text:p>
          </table:table-cell>
          <table:table-cell table:style-name="ce1" office:value-type="float" office:value="-22.0052596230702" calcext:value-type="float">
            <text:p>-22,0052596230702</text:p>
          </table:table-cell>
          <table:table-cell office:value-type="float" office:value="0.786842105263156" calcext:value-type="float">
            <text:p>0,79</text:p>
          </table:table-cell>
        </table:table-row>
        <table:table-row table:style-name="ro1">
          <table:table-cell table:style-name="ce1" office:value-type="float" office:value="-47.8986872258063" calcext:value-type="float">
            <text:p>-47,8986872258063</text:p>
          </table:table-cell>
          <table:table-cell table:style-name="ce1" office:value-type="float" office:value="-22.0052441497107" calcext:value-type="float">
            <text:p>-22,0052441497107</text:p>
          </table:table-cell>
          <table:table-cell office:value-type="float" office:value="0.629473684210525" calcext:value-type="float">
            <text:p>0,63</text:p>
          </table:table-cell>
        </table:table-row>
        <table:table-row table:style-name="ro1">
          <table:table-cell table:style-name="ce1" office:value-type="float" office:value="-47.8986228091434" calcext:value-type="float">
            <text:p>-47,8986228091434</text:p>
          </table:table-cell>
          <table:table-cell table:style-name="ce1" office:value-type="float" office:value="-22.0052438284738" calcext:value-type="float">
            <text:p>-22,0052438284738</text:p>
          </table:table-cell>
          <table:table-cell office:value-type="float" office:value="0.472105263157893" calcext:value-type="float">
            <text:p>0,47</text:p>
          </table:table-cell>
        </table:table-row>
        <table:table-row table:style-name="ro1">
          <table:table-cell table:style-name="ce1" office:value-type="float" office:value="-47.8985607924576" calcext:value-type="float">
            <text:p>-47,8985607924576</text:p>
          </table:table-cell>
          <table:table-cell table:style-name="ce1" office:value-type="float" office:value="-22.0052564988841" calcext:value-type="float">
            <text:p>-22,0052564988841</text:p>
          </table:table-cell>
          <table:table-cell office:value-type="float" office:value="0.314736842105262" calcext:value-type="float">
            <text:p>0,31</text:p>
          </table:table-cell>
        </table:table-row>
        <table:table-row table:style-name="ro1">
          <table:table-cell table:style-name="ce1" office:value-type="float" office:value="-47.8985049418816" calcext:value-type="float">
            <text:p>-47,8985049418816</text:p>
          </table:table-cell>
          <table:table-cell table:style-name="ce1" office:value-type="float" office:value="-22.0052827746209" calcext:value-type="float">
            <text:p>-22,0052827746209</text:p>
          </table:table-cell>
          <table:table-cell office:value-type="float" office:value="0.15736842105263" calcext:value-type="float">
            <text:p>0,16</text:p>
          </table:table-cell>
        </table:table-row>
        <table:table-row table:style-name="ro1">
          <table:table-cell table:style-name="ce1" office:value-type="float" office:value="-47.8984585749452" calcext:value-type="float">
            <text:p>-47,8984585749452</text:p>
          </table:table-cell>
          <table:table-cell table:style-name="ce1" office:value-type="float" office:value="-22.0053206373809" calcext:value-type="float">
            <text:p>-22,0053206373809</text:p>
          </table:table-cell>
          <table:table-cell office:value-type="float" office:value="-1.55431223447522E-015" calcext:value-type="float">
            <text:p>0,00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ute-Cartesian-Coordenate" table:style-name="ta1">
        <table:shapes>
          <draw:frame draw:z-index="0" draw:style-name="gr1" draw:text-style-name="P1" svg:width="122.06mm" svg:height="95.09mm" svg:x="68.46mm" svg:y="1.86mm">
            <loext:p draw:notify-on-update-of-ranges="'Route-Cartesian-Coordenate'.A2:'Route-Cartesian-Coordenate'.A20 'Route-Cartesian-Coordenate'.B2:'Route-Cartesian-Coordenate'.B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ce3"/>
        <table:table-row table:style-name="ro1">
          <table:table-cell office:value-type="float" office:value="20" calcext:value-type="float">
            <text:p>20,0000</text:p>
          </table:table-cell>
          <table:table-cell/>
        </table:table-row>
        <table:table-row table:style-name="ro1">
          <table:table-cell office:value-type="float" office:value="24.6005" calcext:value-type="float">
            <text:p>24,6005</text:p>
          </table:table-cell>
          <table:table-cell office:value-type="float" office:value="1.4867" calcext:value-type="float">
            <text:p>1,4867</text:p>
          </table:table-cell>
        </table:table-row>
        <table:table-row table:style-name="ro1">
          <table:table-cell office:value-type="float" office:value="16.4954" calcext:value-type="float">
            <text:p>16,4954</text:p>
          </table:table-cell>
          <table:table-cell office:value-type="float" office:value="2.0535" calcext:value-type="float">
            <text:p>2,0535</text:p>
          </table:table-cell>
        </table:table-row>
        <table:table-row table:style-name="ro1">
          <table:table-cell office:value-type="float" office:value="11.1894" calcext:value-type="float">
            <text:p>11,1894</text:p>
          </table:table-cell>
          <table:table-cell office:value-type="float" office:value="8.1907" calcext:value-type="float">
            <text:p>8,1907</text:p>
          </table:table-cell>
        </table:table-row>
        <table:table-row table:style-name="ro1">
          <table:table-cell office:value-type="float" office:value="5.9915" calcext:value-type="float">
            <text:p>5,9915</text:p>
          </table:table-cell>
          <table:table-cell office:value-type="float" office:value="14.2354" calcext:value-type="float">
            <text:p>14,2354</text:p>
          </table:table-cell>
        </table:table-row>
        <table:table-row table:style-name="ro1">
          <table:table-cell office:value-type="float" office:value="0.8334" calcext:value-type="float">
            <text:p>0,8334</text:p>
          </table:table-cell>
          <table:table-cell office:value-type="float" office:value="20.1344" calcext:value-type="float">
            <text:p>20,1344</text:p>
          </table:table-cell>
        </table:table-row>
        <table:table-row table:style-name="ro1">
          <table:table-cell office:value-type="float" office:value="-4.3606" calcext:value-type="float">
            <text:p>-4,3606</text:p>
          </table:table-cell>
          <table:table-cell office:value-type="float" office:value="25.8251" calcext:value-type="float">
            <text:p>25,8251</text:p>
          </table:table-cell>
        </table:table-row>
        <table:table-row table:style-name="ro1">
          <table:table-cell office:value-type="float" office:value="-8.724" calcext:value-type="float">
            <text:p>-8,7240</text:p>
          </table:table-cell>
          <table:table-cell office:value-type="float" office:value="32.0203" calcext:value-type="float">
            <text:p>32,0203</text:p>
          </table:table-cell>
        </table:table-row>
        <table:table-row table:style-name="ro1">
          <table:table-cell office:value-type="float" office:value="-11.7539" calcext:value-type="float">
            <text:p>-11,7539</text:p>
          </table:table-cell>
          <table:table-cell office:value-type="float" office:value="38.8314" calcext:value-type="float">
            <text:p>38,8314</text:p>
          </table:table-cell>
        </table:table-row>
        <table:table-row table:style-name="ro1">
          <table:table-cell office:value-type="float" office:value="-12.9676" calcext:value-type="float">
            <text:p>-12,9676</text:p>
          </table:table-cell>
          <table:table-cell office:value-type="float" office:value="46.0658" calcext:value-type="float">
            <text:p>46,0658</text:p>
          </table:table-cell>
        </table:table-row>
        <table:table-row table:style-name="ro1">
          <table:table-cell office:value-type="float" office:value="-12.3463" calcext:value-type="float">
            <text:p>-12,3463</text:p>
          </table:table-cell>
          <table:table-cell office:value-type="float" office:value="53.2593" calcext:value-type="float">
            <text:p>53,2593</text:p>
          </table:table-cell>
        </table:table-row>
        <table:table-row table:style-name="ro1">
          <table:table-cell office:value-type="float" office:value="-9.9857" calcext:value-type="float">
            <text:p>-9,9857</text:p>
          </table:table-cell>
          <table:table-cell office:value-type="float" office:value="59.9645" calcext:value-type="float">
            <text:p>59,9645</text:p>
          </table:table-cell>
        </table:table-row>
        <table:table-row table:style-name="ro1">
          <table:table-cell office:value-type="float" office:value="-6.0859" calcext:value-type="float">
            <text:p>-6,0859</text:p>
          </table:table-cell>
          <table:table-cell office:value-type="float" office:value="65.778" calcext:value-type="float">
            <text:p>65,7780</text:p>
          </table:table-cell>
        </table:table-row>
        <table:table-row table:style-name="ro1">
          <table:table-cell office:value-type="float" office:value="-0.9365" calcext:value-type="float">
            <text:p>-0,9365</text:p>
          </table:table-cell>
          <table:table-cell office:value-type="float" office:value="70.3638" calcext:value-type="float">
            <text:p>70,3638</text:p>
          </table:table-cell>
        </table:table-row>
        <table:table-row table:style-name="ro1">
          <table:table-cell office:value-type="float" office:value="5.1043" calcext:value-type="float">
            <text:p>5,1043</text:p>
          </table:table-cell>
          <table:table-cell office:value-type="float" office:value="73.472" calcext:value-type="float">
            <text:p>73,4720</text:p>
          </table:table-cell>
        </table:table-row>
        <table:table-row table:style-name="ro1">
          <table:table-cell office:value-type="float" office:value="11.6334" calcext:value-type="float">
            <text:p>11,6334</text:p>
          </table:table-cell>
          <table:table-cell office:value-type="float" office:value="74.9516" calcext:value-type="float">
            <text:p>74,9516</text:p>
          </table:table-cell>
        </table:table-row>
        <table:table-row table:style-name="ro1">
          <table:table-cell office:value-type="float" office:value="18.2291" calcext:value-type="float">
            <text:p>18,2291</text:p>
          </table:table-cell>
          <table:table-cell office:value-type="float" office:value="74.7569" calcext:value-type="float">
            <text:p>74,7569</text:p>
          </table:table-cell>
        </table:table-row>
        <table:table-row table:style-name="ro1">
          <table:table-cell office:value-type="float" office:value="24.4778" calcext:value-type="float">
            <text:p>24,4778</text:p>
          </table:table-cell>
          <table:table-cell office:value-type="float" office:value="72.9474" calcext:value-type="float">
            <text:p>72,9474</text:p>
          </table:table-cell>
        </table:table-row>
        <table:table-row table:style-name="ro1">
          <table:table-cell office:value-type="float" office:value="29.9987" calcext:value-type="float">
            <text:p>29,9987</text:p>
          </table:table-cell>
          <table:table-cell office:value-type="float" office:value="69.6811" calcext:value-type="float">
            <text:p>69,6811</text:p>
          </table:table-cell>
        </table:table-row>
        <table:table-row table:style-name="ro1">
          <table:table-cell office:value-type="float" office:value="34.4669" calcext:value-type="float">
            <text:p>34,4669</text:p>
          </table:table-cell>
          <table:table-cell office:value-type="float" office:value="65.2023" calcext:value-type="float">
            <text:p>65,2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">
      <number:number number:decimal-places="11" loext:min-decimal-places="11" number:min-integer-digits="1" number:grouping="true"/>
    </number:number-style>
    <number:number-style style:name="N116">
      <number:number number:decimal-places="12" loext:min-decimal-places="12" number:min-integer-digits="1" number:grouping="true"/>
    </number:number-style>
    <number:number-style style:name="N117">
      <number:number number:decimal-places="13" loext:min-decimal-places="13" number:min-integer-digits="1" number:grouping="true"/>
    </number:number-style>
    <number:number-style style:name="N118">
      <number:number number:decimal-places="14" loext:min-decimal-places="14" number:min-integer-digits="1" number:grouping="true"/>
    </number:number-style>
    <number:number-style style:name="N119">
      <number:number number:decimal-places="15" loext:min-decimal-places="15" number:min-integer-digits="1" number:grouping="true"/>
    </number:number-style>
    <number:number-style style:name="N120">
      <number:number number:decimal-places="16" loext:min-decimal-places="16" number:min-integer-digits="1" number:grouping="true"/>
    </number:number-style>
    <number:number-style style:name="N121">
      <number:number number:decimal-places="17" loext:min-decimal-places="17" number:min-integer-digits="1" number:grouping="true"/>
    </number:number-style>
    <number:number-style style:name="N122">
      <number:number number:decimal-places="18" loext:min-decimal-places="18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7" loext:min-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5:16:22.2320751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13:52.216113890</meta:creation-date>
    <dc:date>2018-04-11T15:21:23.536726383</dc:date>
    <meta:editing-duration>PT20H50M16S</meta:editing-duration>
    <meta:editing-cycles>3</meta:editing-cycles>
    <meta:generator>LibreOffice/5.3.1.2$Linux_X86_64 LibreOffice_project/30m0$Build-2</meta:generator>
    <meta:document-statistic meta:table-count="2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19">
      <number:number number:decimal-places="15" loext:min-decimal-places="1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77cm" svg:height="9cm" xlink:href=".." xlink:type="simple" chart:class="chart:line" chart:style-name="ch1">
        <chart:plot-area chart:style-name="ch2" table:cell-range-address="'Route-Geographical-Coordenate'.C1:'Route-Geographical-Coordenate'.C23" svg:x="0.241cm" svg:y="0.18cm" svg:width="11.595cm" svg:height="8.64cm">
          <chartooo:coordinate-region svg:x="1.259cm" svg:y="0.353cm" svg:width="10.39cm" svg:height="8.2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oute-Geographical-Coordenate'.C1:'Route-Geographical-Coordenate'.C23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Route-Geographical-Coordenate'.C1:'Route-Geographical-Coordenate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3263157894737">
                <text:p>2.83263157894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7526315789474">
                <text:p>2.67526315789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178947368421">
                <text:p>2.5178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36052631578947">
                <text:p>2.36052631578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0315789473684">
                <text:p>2.20315789473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578947368421">
                <text:p>2.04578947368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8842105263158">
                <text:p>1.88842105263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3105263157895">
                <text:p>1.73105263157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7368421052631">
                <text:p>1.57368421052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1631578947368">
                <text:p>1.41631578947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894736842105">
                <text:p>1.25894736842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0157894736842">
                <text:p>1.1015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4210526315788">
                <text:p>0.944210526315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6842105263156">
                <text:p>0.786842105263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9473684210525">
                <text:p>0.629473684210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2105263157893">
                <text:p>0.472105263157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4736842105262">
                <text:p>0.314736842105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736842105263">
                <text:p>0.15736842105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5431223447522E-015">
                <text:p>-1.5543122344752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5">
      <number:number number:decimal-places="13" loext:min-decimal-places="13" number:min-integer-digits="1"/>
    </number:number-style>
    <number:number-style style:name="N128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085cm" svg:height="9.782cm" xlink:href=".." xlink:type="simple" chart:class="chart:scatter" chart:style-name="ch1">
        <chart:plot-area chart:style-name="ch2" table:cell-range-address="'Route-Geographical-Coordenate'.A1:'Route-Geographical-Coordenate'.B23" svg:x="0.221cm" svg:y="0.195cm" svg:width="10.643cm" svg:height="9.392cm">
          <chartooo:coordinate-region svg:x="1.161cm" svg:y="0.195cm" svg:width="8.762cm" svg:height="9.0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oute-Geographical-Coordenate'.B1:'Route-Geographical-Coordenate'.B23" chart:class="chart:scatter">
            <chart:domain table:cell-range-address="'Route-Geographical-Coordenate'.A1:'Route-Geographical-Coordenate'.A23"/>
            <chart:data-point chart:repeated="2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7.8987445430893">
                <text:p>-47.8987445430893</text:p>
                <draw:g>
                  <svg:desc>'Route-Geographical-Coordenate'.A1:'Route-Geographical-Coordenate'.A23</svg:desc>
                </draw:g>
              </table:table-cell>
              <table:table-cell office:value-type="float" office:value="-22.005874244178">
                <text:p>-22.005874244178</text:p>
                <draw:g>
                  <svg:desc>'Route-Geographical-Coordenate'.B1:'Route-Geographical-Coordenate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7.8985412462911">
                <text:p>-47.8985412462911</text:p>
              </table:table-cell>
              <table:table-cell office:value-type="float" office:value="-22.0058732514628">
                <text:p>-22.0058732514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7.8985300511246">
                <text:p>-47.8985300511246</text:p>
              </table:table-cell>
              <table:table-cell office:value-type="float" office:value="-22.0060477835716">
                <text:p>-22.0060477835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7.8987235549329">
                <text:p>-47.8987235549329</text:p>
              </table:table-cell>
              <table:table-cell office:value-type="float" office:value="-22.00605030422">
                <text:p>-22.00605030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7.8985422001445">
                <text:p>-47.8985422001445</text:p>
              </table:table-cell>
              <table:table-cell office:value-type="float" office:value="-22.0059144001065">
                <text:p>-22.0059144001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7.8986210932131">
                <text:p>-47.8986210932131</text:p>
              </table:table-cell>
              <table:table-cell office:value-type="float" office:value="-22.0059092765133">
                <text:p>-22.0059092765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7.8986744672686">
                <text:p>-47.8986744672686</text:p>
              </table:table-cell>
              <table:table-cell office:value-type="float" office:value="-22.0058547697239">
                <text:p>-22.0058547697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7.8987247272643">
                <text:p>-47.8987247272643</text:p>
              </table:table-cell>
              <table:table-cell office:value-type="float" office:value="-22.005799445895">
                <text:p>-22.005799445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7.898773939874">
                <text:p>-47.898773939874</text:p>
              </table:table-cell>
              <table:table-cell office:value-type="float" office:value="-22.0057449283077">
                <text:p>-22.0057449283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.8988238152145">
                <text:p>-47.8988238152145</text:p>
              </table:table-cell>
              <table:table-cell office:value-type="float" office:value="-22.0056925217056">
                <text:p>-22.0056925217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.898871585125">
                <text:p>-47.898871585125</text:p>
              </table:table-cell>
              <table:table-cell office:value-type="float" office:value="-22.005639964833">
                <text:p>-22.005639964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7.898903186922">
                <text:p>-47.898903186922</text:p>
              </table:table-cell>
              <table:table-cell office:value-type="float" office:value="-22.0055790099107">
                <text:p>-22.0055790099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.8989174869871">
                <text:p>-47.8989174869871</text:p>
              </table:table-cell>
              <table:table-cell office:value-type="float" office:value="-22.0055137862271">
                <text:p>-22.005513786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7.898913856501">
                <text:p>-47.898913856501</text:p>
              </table:table-cell>
              <table:table-cell office:value-type="float" office:value="-22.0054483654823">
                <text:p>-22.0054483654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898893096748">
                <text:p>-47.898893096748</text:p>
              </table:table-cell>
              <table:table-cell office:value-type="float" office:value="-22.0053868292742">
                <text:p>-22.0053868292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7.8988570127976">
                <text:p>-47.8988570127976</text:p>
              </table:table-cell>
              <table:table-cell office:value-type="float" office:value="-22.0053328965719">
                <text:p>-22.0053328965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7.898808318552">
                <text:p>-47.898808318552</text:p>
              </table:table-cell>
              <table:table-cell office:value-type="float" office:value="-22.0052897023596">
                <text:p>-22.0052897023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.8987504284315">
                <text:p>-47.8987504284315</text:p>
              </table:table-cell>
              <table:table-cell office:value-type="float" office:value="-22.0052596230702">
                <text:p>-22.0052596230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7.8986872258063">
                <text:p>-47.8986872258063</text:p>
              </table:table-cell>
              <table:table-cell office:value-type="float" office:value="-22.0052441497107">
                <text:p>-22.0052441497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7.8986228091434">
                <text:p>-47.8986228091434</text:p>
              </table:table-cell>
              <table:table-cell office:value-type="float" office:value="-22.0052438284738">
                <text:p>-22.0052438284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7.8985607924576">
                <text:p>-47.8985607924576</text:p>
              </table:table-cell>
              <table:table-cell office:value-type="float" office:value="-22.0052564988841">
                <text:p>-22.0052564988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7.8985049418816">
                <text:p>-47.8985049418816</text:p>
              </table:table-cell>
              <table:table-cell office:value-type="float" office:value="-22.0052827746209">
                <text:p>-22.0052827746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7.8984585749452">
                <text:p>-47.8984585749452</text:p>
              </table:table-cell>
              <table:table-cell office:value-type="float" office:value="-22.0053206373809">
                <text:p>-22.0053206373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207cm" svg:height="9.51cm" xlink:href=".." xlink:type="simple" chart:class="chart:scatter" chart:style-name="ch1">
        <chart:legend chart:legend-position="end" svg:x="9.461cm" svg:y="4.482cm" style:legend-expansion="high" chart:style-name="ch2"/>
        <chart:plot-area chart:style-name="ch3" table:cell-range-address="'Route-Cartesian-Coordenate'.A2:'Route-Cartesian-Coordenate'.B20" svg:x="0.244cm" svg:y="0.19cm" svg:width="8.973cm" svg:height="9.13cm">
          <chartooo:coordinate-region svg:x="0.721cm" svg:y="0.363cm" svg:width="8.071cm" svg:height="8.3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oute-Cartesian-Coordenate'.B2:'Route-Cartesian-Coordenate'.B20" chart:class="chart:scatter">
            <chart:domain table:cell-range-address="'Route-Cartesian-Coordenate'.A2:'Route-Cartesian-Coordenate'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6005">
                <text:p>24.6005</text:p>
                <draw:g>
                  <svg:desc>'Route-Cartesian-Coordenate'.A2:'Route-Cartesian-Coordenate'.A20</svg:desc>
                </draw:g>
              </table:table-cell>
              <table:table-cell office:value-type="float" office:value="1.4867">
                <text:p>1.4867</text:p>
                <draw:g>
                  <svg:desc>'Route-Cartesian-Coordenate'.B2:'Route-Cartesian-Coordenate'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4954">
                <text:p>16.4954</text:p>
              </table:table-cell>
              <table:table-cell office:value-type="float" office:value="2.0535">
                <text:p>2.0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894">
                <text:p>11.1894</text:p>
              </table:table-cell>
              <table:table-cell office:value-type="float" office:value="8.1907">
                <text:p>8.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915">
                <text:p>5.9915</text:p>
              </table:table-cell>
              <table:table-cell office:value-type="float" office:value="14.2354">
                <text:p>14.2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4">
                <text:p>0.8334</text:p>
              </table:table-cell>
              <table:table-cell office:value-type="float" office:value="20.1344">
                <text:p>20.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606">
                <text:p>-4.3606</text:p>
              </table:table-cell>
              <table:table-cell office:value-type="float" office:value="25.8251">
                <text:p>25.8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724">
                <text:p>-8.724</text:p>
              </table:table-cell>
              <table:table-cell office:value-type="float" office:value="32.0203">
                <text:p>32.0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.7539">
                <text:p>-11.7539</text:p>
              </table:table-cell>
              <table:table-cell office:value-type="float" office:value="38.8314">
                <text:p>38.8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.9676">
                <text:p>-12.9676</text:p>
              </table:table-cell>
              <table:table-cell office:value-type="float" office:value="46.0658">
                <text:p>46.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3463">
                <text:p>-12.3463</text:p>
              </table:table-cell>
              <table:table-cell office:value-type="float" office:value="53.2593">
                <text:p>53.2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9857">
                <text:p>-9.9857</text:p>
              </table:table-cell>
              <table:table-cell office:value-type="float" office:value="59.9645">
                <text:p>59.9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0859">
                <text:p>-6.0859</text:p>
              </table:table-cell>
              <table:table-cell office:value-type="float" office:value="65.778">
                <text:p>65.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365">
                <text:p>-0.9365</text:p>
              </table:table-cell>
              <table:table-cell office:value-type="float" office:value="70.3638">
                <text:p>70.3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043">
                <text:p>5.1043</text:p>
              </table:table-cell>
              <table:table-cell office:value-type="float" office:value="73.472">
                <text:p>73.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334">
                <text:p>11.6334</text:p>
              </table:table-cell>
              <table:table-cell office:value-type="float" office:value="74.9516">
                <text:p>74.9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2291">
                <text:p>18.2291</text:p>
              </table:table-cell>
              <table:table-cell office:value-type="float" office:value="74.7569">
                <text:p>74.7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4778">
                <text:p>24.4778</text:p>
              </table:table-cell>
              <table:table-cell office:value-type="float" office:value="72.9474">
                <text:p>72.9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9987">
                <text:p>29.9987</text:p>
              </table:table-cell>
              <table:table-cell office:value-type="float" office:value="69.6811">
                <text:p>69.6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4669">
                <text:p>34.4669</text:p>
              </table:table-cell>
              <table:table-cell office:value-type="float" office:value="65.2023">
                <text:p>65.20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